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Verdana, Helvetica, sans-serif"/>
    <style:font-face style:name="Open Sans" svg:font-family="'Open Sans', 'Lucida Sans Unicode'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15%" fo:orphans="2" fo:widows="2" fo:text-indent="0cm" style:auto-text-indent="false" fo:background-color="transparent"/>
      <style:text-properties fo:color="#000000" style:font-name="DejaVu Sans Light" fo:font-size="12pt" fo:letter-spacing="normal" officeooo:paragraph-rsid="001f1b0d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.101cm" loext:contextual-spacing="false" fo:line-height="115%" fo:orphans="2" fo:widows="2" fo:text-indent="0cm" style:auto-text-indent="false" style:page-number="auto" fo:background-color="transparent"/>
      <style:text-properties fo:color="#000000" style:font-name="DejaVu Sans Light" fo:font-size="12pt" fo:letter-spacing="normal" officeooo:paragraph-rsid="001f1b0d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transparent"/>
      <style:text-properties officeooo:paragraph-rsid="0022a9a3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/>
      <style:text-properties officeooo:paragraph-rsid="0022a9a3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529cm" fo:text-align="start" style:justify-single-word="false" fo:orphans="2" fo:widows="2" fo:text-indent="0cm" style:auto-text-indent="false" fo:background-color="transparent"/>
      <style:text-properties officeooo:paragraph-rsid="0022a9a3"/>
    </style:style>
    <style:style style:name="P6" style:family="paragraph" style:parent-style-name="Standard">
      <loext:graphic-properties draw:fill="none"/>
      <style:paragraph-properties fo:margin-left="0cm" fo:margin-right="0cm" fo:margin-top="0.6cm" fo:margin-bottom="0cm" loext:contextual-spacing="false" fo:line-height="115%" fo:text-align="end" style:justify-single-word="false" fo:orphans="2" fo:widows="2" fo:text-indent="0cm" style:auto-text-indent="false" fo:background-color="transparent"/>
      <style:text-properties officeooo:paragraph-rsid="0022a9a3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/>
      <style:text-properties fo:color="#000000" style:font-name="DejaVu Sans Light" fo:font-size="12pt" fo:letter-spacing="normal" officeooo:paragraph-rsid="0020ecb7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/>
      <style:text-properties officeooo:paragraph-rsid="0025a3ca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/>
      <style:text-properties officeooo:paragraph-rsid="00265b5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/>
      <style:text-properties officeooo:paragraph-rsid="0027497a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ackground-color="transparent" fo:padding="0cm" fo:border="none"/>
      <style:text-properties fo:color="#000000" style:font-name="DejaVu Sans Light" fo:font-size="14pt" fo:letter-spacing="normal" officeooo:paragraph-rsid="0025a3ca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50%" fo:text-align="end" fo:text-indent="0cm"/>
      <style:text-properties style:font-name="DejaVu Sans Light" fo:font-size="12pt" style:font-size-asian="12pt" style:font-name-complex="DejaVu Sans Light" style:font-size-complex="1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end" fo:text-indent="0cm"/>
      <style:text-properties fo:color="#000000" style:font-name="DejaVu Sans Light" fo:font-size="12pt" style:font-size-asian="12pt" style:font-name-complex="DejaVu Sans Light" style:font-size-complex="1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font-style="normal" fo:font-weight="normal" officeooo:rsid="001f1b0d"/>
    </style:style>
    <style:style style:name="T3" style:family="text">
      <style:text-properties fo:font-variant="normal" fo:text-transform="none" fo:font-style="normal" fo:font-weight="normal" officeooo:rsid="0020ecb7"/>
    </style:style>
    <style:style style:name="T4" style:family="text">
      <style:text-properties fo:font-variant="normal" fo:text-transform="none" fo:font-style="normal" fo:font-weight="bold" officeooo:rsid="0025a3ca" style:font-weight-asian="bold" style:font-weight-complex="bold"/>
    </style:style>
    <style:style style:name="T5" style:family="text">
      <style:text-properties fo:font-variant="normal" fo:text-transform="none" fo:color="#000000" style:font-name="DejaVu Sans Light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DejaVu Sans Light" fo:font-size="12pt" fo:letter-spacing="normal" fo:font-style="normal" fo:font-weight="normal" officeooo:rsid="0020ecb7" style:font-size-asian="12pt" style:font-size-complex="12pt"/>
    </style:style>
    <style:style style:name="T7" style:family="text">
      <style:text-properties fo:font-variant="normal" fo:text-transform="none" fo:color="#000000" style:font-name="DejaVu Sans Light" fo:font-size="12pt" fo:letter-spacing="normal" fo:font-style="normal" fo:font-weight="normal" officeooo:rsid="0022a9a3" style:font-size-asian="12pt" style:font-size-complex="12pt"/>
    </style:style>
    <style:style style:name="T8" style:family="text">
      <style:text-properties fo:font-variant="normal" fo:text-transform="none" fo:color="#000000" style:font-name="DejaVu Sans Light" fo:font-size="12pt" fo:letter-spacing="normal" fo:font-style="normal" fo:font-weight="normal" officeooo:rsid="001f1b0d" style:font-size-asian="12pt" style:font-size-complex="12pt"/>
    </style:style>
    <style:style style:name="T9" style:family="text">
      <style:text-properties fo:font-variant="normal" fo:text-transform="none" fo:color="#000000" style:font-name="DejaVu Sans Light" fo:font-size="12pt" fo:letter-spacing="normal" fo:font-style="normal" fo:font-weight="normal" officeooo:rsid="0023d4e5" style:font-size-asian="12pt" style:font-size-complex="12pt"/>
    </style:style>
    <style:style style:name="T10" style:family="text">
      <style:text-properties fo:font-variant="normal" fo:text-transform="none" fo:color="#000000" style:font-name="DejaVu Sans Light" fo:font-size="12pt" fo:letter-spacing="normal" fo:font-style="normal" fo:font-weight="normal" officeooo:rsid="0025a3ca" style:font-size-asian="12pt" style:font-size-complex="12pt"/>
    </style:style>
    <style:style style:name="T11" style:family="text">
      <style:text-properties fo:font-variant="normal" fo:text-transform="none" fo:color="#000000" style:font-name="DejaVu Sans Light" fo:font-size="12pt" fo:letter-spacing="normal" fo:font-style="normal" fo:font-weight="normal" officeooo:rsid="00265b5e" style:font-size-asian="12pt" style:font-size-complex="12pt"/>
    </style:style>
    <style:style style:name="T12" style:family="text">
      <style:text-properties fo:font-variant="normal" fo:text-transform="none" fo:color="#000000" style:font-name="DejaVu Sans Light" fo:font-size="12pt" fo:letter-spacing="normal" fo:font-style="normal" fo:font-weight="normal" officeooo:rsid="0027497a" style:font-size-asian="12pt" style:font-size-complex="12pt"/>
    </style:style>
    <style:style style:name="T13" style:family="text">
      <style:text-properties fo:font-variant="normal" fo:text-transform="none" fo:color="#000000" style:font-name="DejaVu Sans Light" fo:font-size="12pt" fo:letter-spacing="normal" fo:font-style="normal" fo:font-weight="normal" officeooo:rsid="0025a3ca" style:font-size-asian="12pt" style:font-style-asian="normal" style:font-size-complex="12pt" style:font-style-complex="normal" loext:padding="0cm" loext:border="none"/>
    </style:style>
    <style:style style:name="T14" style:family="text">
      <style:text-properties fo:font-variant="normal" fo:text-transform="none" fo:color="#000000" style:font-name="DejaVu Sans Light" fo:font-size="12pt" fo:letter-spacing="normal" fo:font-style="normal" fo:font-weight="normal" officeooo:rsid="0027497a" style:font-size-asian="12pt" style:font-style-asian="normal" style:font-size-complex="12pt" style:font-style-complex="normal" loext:padding="0cm" loext:border="none"/>
    </style:style>
    <style:style style:name="T15" style:family="text">
      <style:text-properties fo:font-variant="normal" fo:text-transform="none" fo:color="#000000" style:font-name="DejaVu Sans Light" fo:font-size="12pt" fo:letter-spacing="normal" fo:font-style="normal" fo:font-weight="normal" officeooo:rsid="0025a3ca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DejaVu Sans Light" fo:font-size="12pt" fo:letter-spacing="normal" fo:font-style="normal" fo:font-weight="normal" officeooo:rsid="0027497a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DejaVu Sans Light" fo:font-size="12pt" fo:letter-spacing="normal" fo:font-style="normal" fo:font-weight="bold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DejaVu Sans Light" fo:font-size="12pt" fo:letter-spacing="normal" fo:font-style="normal" fo:font-weight="bold" officeooo:rsid="0020ecb7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DejaVu Sans Light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style:font-name="DejaVu Sans Light" fo:font-size="12pt" fo:letter-spacing="normal" fo:font-style="italic" fo:font-weight="normal" officeooo:rsid="0020ecb7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000000" style:text-position="super 58%" style:font-name="DejaVu Sans Light" fo:font-size="12pt" fo:letter-spacing="normal" fo:font-style="normal" fo:font-weight="normal" officeooo:rsid="0022a9a3" style:font-size-asian="12pt" style:font-size-complex="12pt"/>
    </style:style>
    <style:style style:name="T22" style:family="text">
      <style:text-properties officeooo:rsid="001f1b0d"/>
    </style:style>
    <style:style style:name="T23" style:family="text">
      <style:text-properties style:font-name="DejaVu Sans Light" fo:font-style="normal" style:font-style-asian="normal" style:font-style-complex="normal"/>
    </style:style>
    <style:style style:name="T24" style:family="text">
      <style:text-properties fo:color="#000000" style:font-name="DejaVu Sans Light" fo:font-size="12pt" fo:letter-spacing="normal" style:font-size-asian="12pt" style:font-size-complex="12pt"/>
    </style:style>
    <style:style style:name="T25" style:family="text">
      <style:text-properties fo:color="#000000" style:font-name="DejaVu Sans Light" fo:font-size="12pt" fo:letter-spacing="normal" officeooo:rsid="0020ecb7" style:font-size-asian="12pt" style:font-size-complex="12pt"/>
    </style:style>
    <style:style style:name="T26" style:family="text">
      <style:text-properties fo:color="#000000" style:font-name="DejaVu Sans Light" fo:font-size="12pt" fo:letter-spacing="normal" officeooo:rsid="0025a3ca" style:font-size-asian="12pt" style:font-size-complex="12pt"/>
    </style:style>
    <style:style style:name="T27" style:family="text">
      <style:text-properties fo:color="#000000" style:font-name="DejaVu Sans Light" fo:font-size="12pt" fo:letter-spacing="normal" officeooo:rsid="00265b5e" style:font-size-asian="12pt" style:font-size-complex="12pt"/>
    </style:style>
    <style:style style:name="T28" style:family="text">
      <style:text-properties fo:color="#000000" style:font-name="DejaVu Sans Light" fo:font-size="14pt" fo:font-weight="bold" style:font-size-asian="12pt" style:font-weight-asian="bold" style:font-name-complex="DejaVu Sans Light" style:font-weight-complex="bold"/>
    </style:style>
    <style:style style:name="T29" style:family="text">
      <style:text-properties fo:color="#000000" style:font-name="DejaVu Sans Light" style:font-size-asian="12pt" style:font-name-complex="DejaVu Sans Light"/>
    </style:style>
    <style:style style:name="T30" style:family="text">
      <style:text-properties style:font-name="DejaVu Sans Light" style:font-name-complex="DejaVu Sans Light"/>
    </style:style>
    <style:style style:name="gr1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atthieu Petit</text:span></text:p>
      <text:p text:style-name="P1"><text:span text:style-name="T2">6 Rue des Plantes</text:span></text:p>
      <text:p text:style-name="P1"><text:span text:style-name="T2">Villecresnes 94440</text:span></text:p>
      <text:p text:style-name="P1"><text:span text:style-name="T22">0767329786</text:span></text:p>
      <text:p text:style-name="P3"><draw:frame text:anchor-type="paragraph" draw:z-index="0" draw:name="Forme1" draw:style-name="gr1" draw:text-style-name="P13" svg:width="5.605cm" svg:height="3.088cm" svg:x="14.09cm" svg:y="0.254cm"><draw:text-box><text:p text:style-name="P12"><text:span text:style-name="T28">E-</text:span><text:span text:style-name="T28">ReputationDefender</text:span><text:span text:style-name="T29"><text:line-break/></text:span><text:span text:style-name="T29">XXX</text:span><text:span text:style-name="T29"><text:line-break/></text:span><text:span text:style-name="T30">2 Rue du Fer A Moulin, </text:span><text:span text:style-name="T30">75005 Paris</text:span></text:p></draw:text-box></draw:frame><text:span text:style-name="T8">matthieu-petit@laposte.net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6"><text:span text:style-name="T5"><text:line-break/></text:span><text:span text:style-name="T20">Sénart</text:span><text:span text:style-name="T19">, le </text:span><text:span text:style-name="T20">jeudi</text:span><text:span text:style-name="T19"> </text:span><text:span text:style-name="T20">8 mars 2018</text:span></text:p>
      <text:p text:style-name="P5"><text:span text:style-name="T24"><text:line-break/></text:span><text:span text:style-name="T17">Objet : </text:span><text:span text:style-name="T18">L</text:span><text:span text:style-name="T17">ettre de motivation pour le stage </text:span><text:span text:style-name="T18">de développeur web</text:span></text:p>
      <text:p text:style-name="P4"><text:span text:style-name="T24"><text:line-break/></text:span><text:span text:style-name="T25">Madame</text:span><text:span text:style-name="T5">, </text:span><text:span text:style-name="T6">Monsieur,</text:span><text:span text:style-name="T24"><text:line-break/><text:line-break/></text:span><text:span text:style-name="T5">Je suis actuellement étudiant en </text:span><text:span text:style-name="T6">2</text:span><text:span text:style-name="T5">ème année </text:span><text:span text:style-name="T7">de DUT Informatique </text:span><text:span text:style-name="T5">à </text:span><text:span text:style-name="T6">l’Institut Universitaire de Technologie à Sénart</text:span><text:span text:style-name="T5"> et je suis à la recherche d’un stage pratique, intégré dans ma formation, pour une durée de </text:span><text:span text:style-name="T6">10</text:span><text:span text:style-name="T5"> </text:span><text:span text:style-name="T6">semaines </text:span><text:span text:style-name="T5">et pouvant débuter en Mai.</text:span></text:p>
      <text:p text:style-name="P7"><text:span text:style-name="T1">Étant passionné par l</text:span><text:span text:style-name="T3">e développement web</text:span><text:span text:style-name="T1"> et l</text:span><text:span text:style-name="T3">es interactions avec les clients</text:span><text:span text:style-name="T1">, je suis très intéressé par </text:span><text:span text:style-name="T3">votre offre</text:span><text:span text:style-name="T1"> de stage.</text:span></text:p>
      <text:p text:style-name="P9"><text:span text:style-name="Emphasis"><text:span text:style-name="T23">J’ai comme ambition de m'investir de manière concrète dans votre entreprise, et m’engage à réaliser avec intérêt et soin les tâches que vous me confierez.</text:span></text:span><text:span text:style-name="T24"><text:line-break/><text:line-break/></text:span><text:span text:style-name="T26">Étant depuis toujours </text:span><text:span text:style-name="T27">intéressé</text:span><text:span text:style-name="T26"> par l’informatique, je me considère comme autodidacte dans ce domaine, étant autonome et capable d’apprendre par moi-même.<text:line-break/></text:span><text:span text:style-name="T10">En effet, j’ai choisi </text:span><text:span text:style-name="T7">de réaliser une partie de ma 2</text:span><text:span text:style-name="T21">e</text:span><text:span text:style-name="T7"> année de DUT à l’Université de Montréal au Québec, ce</text:span><text:span text:style-name="T10"> qui </text:span><text:span text:style-name="T7">m’a</text:span><text:span text:style-name="T10"> permis de développer ma maîtrise de l’</text:span><text:span text:style-name="T7">anglais </text:span><text:span text:style-name="T9">et d’</text:span><text:span text:style-name="T10">approfondir mes connaissances en programmation. </text:span></text:p>
      <text:p text:style-name="P9"><text:span text:style-name="T11">Contrairement aux tendances actuelles, je préfère adopter un profil polyvalent plutôt que spécialisé dans le domaine du développement, </text:span><text:span text:style-name="T12">ce qui me permet </text:span><text:span text:style-name="T13">de </text:span><text:span text:style-name="T14">faire preuve d’adaptabilité et de </text:span><text:span text:style-name="T13">réaliser un projet en totale autonomie, en phase avec les besoins du client.</text:span></text:p>
      <text:p text:style-name="P8"><text:span text:style-name="T13"/></text:p>
      <text:p text:style-name="P10"><text:span text:style-name="T10">Après mes études, j</text:span><text:span text:style-name="T5">e souhaite orienter ma carrière vers </text:span><text:span text:style-name="T12">la création de sites web</text:span><text:span text:style-name="T10">. </text:span></text:p>
      <text:p text:style-name="P10"><text:span text:style-name="T12">Intégrer la start-up innovante </text:span><text:span text:style-name="T15">EReputationDefender</text:span><text:span text:style-name="T16"> </text:span><text:span text:style-name="T5">dans le cadre d'un stage serait une formidable opportunité pour découvrir </text:span><text:span text:style-name="T12">le métier de développeur web </text:span><text:span text:style-name="T5">!</text:span></text:p>
      <text:p text:style-name="P10"><text:span text:style-name="T10">De plus, les prestations et services proposés par cette entreprise semblent </text:span><text:span text:style-name="T12">correspondre à </text:span><text:span text:style-name="T10">mes </text:span><text:span text:style-name="T12">compétences.</text:span><text:span text:style-name="T24"><text:line-break/><text:line-break/></text:span><text:span text:style-name="T5">Je me tiens à votre entière disposition pour tous renseignements complémentaires.</text:span><text:span text:style-name="T24"><text:line-break/></text:span><text:span text:style-name="T5">Dans l’attente de vous rencontrer, je vous prie d'agréer l'expression de mes respectueuses salutations.</text:span></text:p>
      <text:p text:style-name="P8"><text:span text:style-name="T5"/></text:p>
      <text:p text:style-name="P11"><text:span text:style-name="T4">Matthieu Pet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Verdana, Helvetica, sans-serif"/>
    <style:font-face style:name="Open Sans" svg:font-family="'Open Sans', 'Lucida Sans Unicode'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14:37.637233830</meta:creation-date>
    <dc:date>2018-03-07T21:55:56.459212592</dc:date>
    <meta:editing-duration>PT11M36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5" meta:word-count="292" meta:character-count="1904" meta:non-whitespace-character-count="1619"/>
  </office:meta>
</office:document-meta>
</file>